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3">
      <style:text-properties fo:font-style="normal" style:font-style-asian="normal" style:font-style-complex="normal"/>
    </style:style>
    <style:style style:name="P7" style:family="paragraph" style:parent-style-name="Standard" style:list-style-name="L4">
      <style:text-properties fo:font-style="normal" style:font-style-asian="normal" style:font-style-complex="normal"/>
    </style:style>
    <style:style style:name="P8" style:family="paragraph" style:parent-style-name="Standard" style:list-style-name="L5">
      <style:text-properties fo:font-style="normal" style:font-style-asian="normal" style:font-style-complex="normal"/>
    </style:style>
    <style:style style:name="P9" style:family="paragraph" style:parent-style-name="Standard" style:list-style-name="L4">
      <style:text-properties fo:font-style="normal" officeooo:rsid="00146e33" officeooo:paragraph-rsid="00146e33" style:font-style-asian="normal" style:font-style-complex="normal"/>
    </style:style>
    <style:style style:name="P10" style:family="paragraph" style:parent-style-name="Standard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 style:list-style-name="L5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2c05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22c05"/>
    </style:style>
    <style:style style:name="T7" style:family="text">
      <style:text-properties officeooo:rsid="001295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36205509" text:style-name="L1">
        <text:list-item>
          <text:p text:style-name="P3">Do<text:span text:style-name="T6">w</text:span>nload clone di sini https://github.com/chapagain/crud-php-simple</text:p>
        </text:list-item>
        <text:list-item>
          <text:p text:style-name="P3">cd /var/www/html/github</text:p>
        </text:list-item>
        <text:list-item>
          <text:p text:style-name="P3">ls</text:p>
        </text:list-item>
        <text:list-item>
          <text:p text:style-name="P3">git clone <text:a xlink:type="simple" xlink:href="https://github.com/chapagain/crud-php-simple.git" text:style-name="Internet_20_link" text:visited-style-name="Visited_20_Internet_20_Link">https://github.com/chapagain/crud-php-simple.git</text:a></text:p>
        </text:list-item>
        <text:list-item>
          <text:p text:style-name="P3">pcmanfm </text:p>
        </text:list-item>
        <text:list-item>
          <text:p text:style-name="P3">ctrl-H dan hapus pada folder .git karena itu data orang</text:p>
        </text:list-item>
        <text:list-item>
          <text:p text:style-name="P3">sesuaikan pada mysql</text:p>
        </text:list-item>
      </text:list>
      <text:p text:style-name="Standard"/>
      <text:p text:style-name="Standard"/>
      <text:p text:style-name="Standard">kode query :</text:p>
      <text:list xml:id="list462799601" text:style-name="L2">
        <text:list-item>
          <text:p text:style-name="P4">pcmanfm untuk melihat folder</text:p>
        </text:list-item>
        <text:list-item>
          <text:p text:style-name="P4">cd untuk membuka field</text:p>
        </text:list-item>
        <text:list-item>
          <text:p text:style-name="P4">ls untuk melihat field</text:p>
        </text:list-item>
        <text:list-item>
          <text:p text:style-name="P4">mkdir untuk membuka folder</text:p>
        </text:list-item>
        <text:list-item>
          <text:p text:style-name="P4">git pull origin master</text:p>
        </text:list-item>
        <text:list-item>
          <text:p text:style-name="P4">git clon <text:a xlink:type="simple" xlink:href="https://github.com/yahya-pondokit/latihan-git.git" text:style-name="Internet_20_link" text:visited-style-name="Visited_20_Internet_20_Link">https://github.com/yahya-pondokit/latihan-git.git</text:a> \</text:p>
        </text:list-item>
        <text:list-item>
          <text:p text:style-name="P4">git push</text:p>
        </text:list-item>
        <text:list-item>
          <text:p text:style-name="P4">git branch kurniadiputra29</text:p>
        </text:list-item>
        <text:list-item>
          <text:p text:style-name="P4">git checkout kurniadiputra29</text:p>
        </text:list-item>
      </text:list>
      <text:p text:style-name="Standard"/>
      <text:p text:style-name="Standard">cara clone dan branch</text:p>
      <text:list xml:id="list307179975" text:style-name="L3">
        <text:list-item>
          <text:p text:style-name="P5">cd /var/www/html/github/clone <text:span text:style-name="T1">tentukan mana letak file yang mau di do</text:span><text:span text:style-name="T2">w</text:span><text:span text:style-name="T1">nload</text:span></text:p>
        </text:list-item>
        <text:list-item>
          <text:p text:style-name="P6">git clone <text:a xlink:type="simple" xlink:href="https://github.com/kangfoo751/cloningan.git" text:style-name="Internet_20_link" text:visited-style-name="Visited_20_Internet_20_Link">https://github.com/kangfoo751/cloningan.git</text:a></text:p>
        </text:list-item>
        <text:list-item>
          <text:p text:style-name="P6">pcmanfm<text:span text:style-name="T1"> untuk melihat folder kita</text:span></text:p>
        </text:list-item>
        <text:list-item>
          <text:p text:style-name="P6">git branch putra <text:span text:style-name="T1">untuk membuat branch</text:span></text:p>
        </text:list-item>
        <text:list-item>
          <text:p text:style-name="P6">git branch</text:p>
        </text:list-item>
        <text:list-item>
          <text:p text:style-name="P6">git checkout putra <text:span text:style-name="T1">pilih nama branch yang kita buat</text:span></text:p>
        </text:list-item>
        <text:list-item>
          <text:p text:style-name="P6">subl . <text:span text:style-name="T1">Buka text editor dan edit</text:span></text:p>
        </text:list-item>
        <text:list-item>
          <text:p text:style-name="P6">git add . <text:span text:style-name="T1">Seleksi semua file</text:span></text:p>
        </text:list-item>
        <text:list-item>
          <text:p text:style-name="P6">git commit -m “oaoe”</text:p>
        </text:list-item>
        <text:list-item>
          <text:p text:style-name="P6">git push origin putra</text:p>
        </text:list-item>
        <text:list-item>
          <text:p text:style-name="P6">masukkan user dan password</text:p>
        </text:list-item>
        <text:list-item>
          <text:p text:style-name="P6">dan proses cloning pun selesai</text:p>
        </text:list-item>
      </text:list>
      <text:p text:style-name="P1">cara mgnggabungkan</text:p>
      <text:list xml:id="list3238919668" text:style-name="L4">
        <text:list-item>
          <text:p text:style-name="P7">git merge putra(nama branch) <text:span text:style-name="T1">intuk menngabungkan</text:span></text:p>
        </text:list-item>
        <text:list-item>
          <text:p text:style-name="P9">gir push -u origin master <text:span text:style-name="T1">untuk meupload</text:span></text:p>
        </text:list-item>
        <text:list-item>
          <text:p text:style-name="P9">git pull <text:span text:style-name="T1">untuk mengunduh git yang telah di ubah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2">cara membuat sampai menggabungkan</text:p>
      <text:list xml:id="list1350327803" text:style-name="L5">
        <text:list-item>
          <text:p text:style-name="P8">buat repositori baru</text:p>
        </text:list-item>
        <text:list-item>
          <text:p text:style-name="P8">cd /var/www/html/github <text:span text:style-name="T3">masuk ke folder yang ingin kita gunakan</text:span></text:p>
        </text:list-item>
        <text:list-item>
          <text:p text:style-name="P8"><text:span text:style-name="T4">mkdir cobaulangbranch</text:span><text:span text:style-name="T3"> buat folderlagi</text:span></text:p>
        </text:list-item>
        <text:list-item>
          <text:p text:style-name="P8"><text:span text:style-name="T4">ls </text:span><text:span text:style-name="T3">untuk cek isinya</text:span></text:p>
        </text:list-item>
        <text:list-item>
          <text:p text:style-name="P10">cd cobaulangbranch <text:span text:style-name="T3">masuk ke folder yang telah kita buat</text:span></text:p>
        </text:list-item>
        <text:list-item>
          <text:p text:style-name="P10">git ini<text:span text:style-name="T7">t</text:span></text:p>
        </text:list-item>
        <text:list-item>
          <text:p text:style-name="P10">git remote add origin <text:a xlink:type="simple" xlink:href="https://github.com/kurniadiputra29/branch2.git" text:style-name="Internet_20_link" text:visited-style-name="Visited_20_Internet_20_Link">https://github.com/kurniadiputra29/branch2.git</text:a> </text:p>
        </text:list-item>
        <text:list-item>
          <text:p text:style-name="P10">nano index.txt <text:span text:style-name="T3">untuk membuat file baru</text:span></text:p>
        </text:list-item>
        <text:list-item>
          <text:p text:style-name="P10">cat index.txt<text:span text:style-name="T3"> untuk melihat isinya</text:span></text:p>
        </text:list-item>
        <text:list-item>
          <text:p text:style-name="P10">git add .</text:p>
        </text:list-item>
        <text:list-item>
          <text:p text:style-name="P10">git commit -m "master"</text:p>
        </text:list-item>
        <text:list-item>
          <text:p text:style-name="P13">git push origin master</text:p>
        </text:list-item>
        <text:list-item>
          <text:p text:style-name="P12">masukkan user “kurniadiputra29” dan password “antok132”</text:p>
        </text:list-item>
        <text:list-item>
          <text:p text:style-name="P12">refres di broser dan cek isi nya</text:p>
        </text:list-item>
        <text:list-item>
          <text:p text:style-name="P10">git branch <text:span text:style-name="T3">untuk melihat branch kita</text:span></text:p>
        </text:list-item>
        <text:list-item>
          <text:p text:style-name="P10">git branch “putra” <text:span text:style-name="T3">untuk membuat branch</text:span></text:p>
        </text:list-item>
        <text:list-item>
          <text:p text:style-name="P10">git branch <text:span text:style-name="T3">untuk melihat branch yang telah kita buat</text:span></text:p>
        </text:list-item>
        <text:list-item>
          <text:p text:style-name="P10">git checkout putra<text:span text:style-name="T3"> untuk memindah branch</text:span></text:p>
        </text:list-item>
        <text:list-item>
          <text:p text:style-name="P10">git branch<text:span text:style-name="T3"> untuk memastikan</text:span></text:p>
        </text:list-item>
        <text:list-item>
          <text:p text:style-name="P10">subl<text:span text:style-name="T3"> </text:span>.<text:span text:style-name="T3"> Buka sublime untuk mengedit</text:span></text:p>
        </text:list-item>
        <text:list-item>
          <text:p text:style-name="P12">close sublime dan save</text:p>
        </text:list-item>
        <text:list-item>
          <text:p text:style-name="P10">git add .</text:p>
        </text:list-item>
        <text:list-item>
          <text:p text:style-name="P10">git commit -m "master"</text:p>
        </text:list-item>
        <text:list-item>
          <text:p text:style-name="P13">git push origin master</text:p>
        </text:list-item>
        <text:list-item>
          <text:p text:style-name="P12">masukkan user “kurniadiputra29” dan password “antok132”</text:p>
        </text:list-item>
        <text:list-item>
          <text:p text:style-name="P12">refres di broser dan cek isi nya</text:p>
        </text:list-item>
        <text:list-item>
          <text:p text:style-name="P12"><text:span text:style-name="T5">git checkout master </text:span>untuk pindah ke master</text:p>
        </text:list-item>
        <text:list-item>
          <text:p text:style-name="P10">git branch<text:span text:style-name="T3"> untuk memastikan</text:span></text:p>
        </text:list-item>
        <text:list-item>
          <text:p text:style-name="P10">git merge putra <text:span text:style-name="T3">untuk merubah master</text:span></text:p>
        </text:list-item>
        <text:list-item>
          <text:p text:style-name="P10">git push origin master </text:p>
        </text:list-item>
        <text:list-item>
          <text:p text:style-name="P12">masukkan user “kurniadiputra29” dan password “antok132”</text:p>
        </text:list-item>
        <text:list-item>
          <text:p text:style-name="P12">refres di broser dan cek isi ny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id" fo:country="ID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id" fo:country="ID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niadiputra </meta:initial-creator>
    <meta:creation-date>2018-12-12T09:40:22</meta:creation-date>
    <dc:date>2019-06-22T09:15:37.507945932</dc:date>
    <meta:editing-duration>PT18H12M2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390" meta:character-count="2350" meta:non-whitespace-character-count="2087"/>
  </office:meta>
</office:document-meta>
</file>